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0b15f" officeooo:paragraph-rsid="0000b15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t;!DOCTYPE html&gt;</text:p>
      <text:p text:style-name="P1">&lt;html lang="en"&gt;</text:p>
      <text:p text:style-name="P1"><text:s text:c="2"/>&lt;head&gt;</text:p>
      <text:p text:style-name="P1"><text:s text:c="2"/>&lt;meta charset="utf-8"&gt;</text:p>
      <text:p text:style-name="P1"><text:s text:c="2"/>&lt;title&gt;Cat&lt;/title&gt;</text:p>
      <text:p text:style-name="P1">&lt;/head&gt;</text:p>
      <text:p text:style-name="P1"/>
      <text:p text:style-name="P1">&lt;body&gt;</text:p>
      <text:p text:style-name="P1"><text:s text:c="2"/></text:p>
      <text:p text:style-name="P1"><text:s text:c="2"/>&lt;div id="all-the-page"&gt;</text:p>
      <text:p text:style-name="P1"><text:s text:c="2"/>&lt;h1 id="going-up"&gt;Cat&lt;/h1&gt;</text:p>
      <text:p text:style-name="P1"><text:s text:c="4"/>&lt;br&gt;</text:p>
      <text:p text:style-name="P1"><text:s text:c="4"/>&lt;br&gt;</text:p>
      <text:p text:style-name="P1">&lt;div&gt;</text:p>
      <text:p text:style-name="P1">&lt;a href="#going-up" <text:s/>id="top-button"&gt;</text:p>
      <text:p text:style-name="P1"><text:s/>^ </text:p>
      <text:p text:style-name="P1"><text:s text:c="2"/>&lt;/a&gt;</text:p>
      <text:p text:style-name="P1"><text:s text:c="6"/>&lt;/div&gt;</text:p>
      <text:p text:style-name="P1"><text:s text:c="4"/>&lt;div class="menu"&gt;</text:p>
      <text:p text:style-name="P1"><text:s text:c="2"/>&lt;button class="button"&gt;Definition&lt;/button&gt;</text:p>
      <text:p text:style-name="P1"><text:s text:c="2"/>&lt;div class="menu-content"&gt;</text:p>
      <text:p text:style-name="P1"><text:s text:c="5"/>&lt;a href="#defenitin"&gt;Definition&lt;/a&gt; </text:p>
      <text:p text:style-name="P1"><text:s text:c="4"/>&lt;/div&gt;</text:p>
      <text:p text:style-name="P1">&lt;/div&gt;</text:p>
      <text:p text:style-name="P1"><text:s text:c="2"/>&lt;div class="menu"&gt;</text:p>
      <text:p text:style-name="P1"><text:s text:c="2"/>&lt;button class="button"&gt; Section 1&lt;/button&gt;</text:p>
      <text:p text:style-name="P1"><text:s text:c="2"/>&lt;div class="menu-content"&gt;</text:p>
      <text:p text:style-name="P1"><text:s text:c="5"/>&lt;a href="#Persian"&gt;Traditional Persian&lt;/a&gt;</text:p>
      <text:p text:style-name="P1"><text:s text:c="5"/>&lt;a href="#Russian"&gt;Russian Blue&lt;/a&gt; </text:p>
      <text:p text:style-name="P1"><text:s text:c="4"/>&lt;a href="#Peterbald"&gt;Peterbald&lt;/a&gt;</text:p>
      <text:p text:style-name="P1"><text:s text:c="4"/>&lt;a href="#Savannah"&gt;&gt;&gt;Savannah Cat&lt;/a&gt;</text:p>
      <text:p text:style-name="P1"><text:s text:c="4"/>&lt;/div&gt;</text:p>
      <text:p text:style-name="P1">&lt;/div&gt;</text:p>
      <text:p text:style-name="P1"><text:s text:c="5"/>&lt;div class="menu"&gt;</text:p>
      <text:p text:style-name="P1"><text:s text:c="2"/>&lt;button class="button"&gt;Section 2&lt;/button&gt;</text:p>
      <text:p text:style-name="P1"><text:s text:c="2"/>&lt;div class="menu-content"&gt; <text:s text:c="2"/></text:p>
      <text:p text:style-name="P1"><text:s text:c="5"/>&lt;a href="#Scottish"&gt;Scottish Fold&lt;/a&gt;</text:p>
      <text:p text:style-name="P1"><text:s text:c="5"/>&lt;a href="#British"&gt;British Shorthair&lt;/a&gt; </text:p>
      <text:p text:style-name="P1"><text:s text:c="5"/>&lt;a href="#Balinese"&gt;Balinese Cat&lt;/a&gt;</text:p>
      <text:p text:style-name="P1"><text:s text:c="4"/>&lt;a href="#Munchkin"&gt;&gt;&gt;Munchkin Cat&lt;/a&gt;</text:p>
      <text:p text:style-name="P1"><text:s text:c="4"/>&lt;/div&gt;</text:p>
      <text:p text:style-name="P1">&lt;/div&gt;</text:p>
      <text:p text:style-name="P1"><text:s text:c="4"/>&lt;div class="menu"&gt;</text:p>
      <text:p text:style-name="P1"><text:s text:c="2"/>&lt;button class="button"&gt;Section 3&lt;/button&gt;</text:p>
      <text:p text:style-name="P1"><text:s text:c="2"/>&lt;div class="menu-content"&gt; <text:s/></text:p>
      <text:p text:style-name="P1"><text:s text:c="5"/>&lt;a href="#Himalayan"&gt;Himalayan Cat&lt;/a&gt;</text:p>
      <text:p text:style-name="P1"><text:s text:c="5"/>&lt;a href="#Japanese"&gt;Japanese Bobtail&lt;/a&gt;</text:p>
      <text:p text:style-name="P1"><text:s text:c="5"/>&lt;a href="#Minuet"&gt;Minuet Cat.&lt;/a&gt;</text:p>
      <text:p text:style-name="P1"><text:s text:c="3"/>&lt;/div&gt;</text:p>
      <text:p text:style-name="P1">&lt;/div&gt;</text:p>
      <text:p text:style-name="P1"><text:s text:c="5"/>&lt;div class="menu"&gt;</text:p>
      <text:p text:style-name="P1"><text:s text:c="2"/>&lt;button class="button"&gt;Table&lt;/button&gt;</text:p>
      <text:p text:style-name="P1"><text:soft-page-break/><text:s text:c="2"/>&lt;div class="menu-content"&gt;</text:p>
      <text:p text:style-name="P1"><text:s text:c="5"/>&lt;a href="#table"&gt;Table&lt;/a&gt; </text:p>
      <text:p text:style-name="P1"><text:s text:c="4"/>&lt;/div&gt;</text:p>
      <text:p text:style-name="P1">&lt;/div&gt;</text:p>
      <text:p text:style-name="P1"><text:s text:c="4"/>&lt;div id="search-bar"&gt;</text:p>
      <text:p text:style-name="P1"><text:s text:c="4"/>&lt;input type="text" placeholder="Search..."&gt;</text:p>
      <text:p text:style-name="P1"><text:s text:c="6"/>&lt;/div&gt;</text:p>
      <text:p text:style-name="P1"><text:s text:c="4"/>&lt;br&gt;</text:p>
      <text:p text:style-name="P1"><text:s text:c="4"/>&lt;br&gt;</text:p>
      <text:p text:style-name="P1"><text:s text:c="4"/>&lt;br&gt;</text:p>
      <text:p text:style-name="P1"><text:s text:c="4"/>&lt;br&gt;</text:p>
      <text:p text:style-name="P1"><text:s text:c="4"/>&lt;br&gt;</text:p>
      <text:p text:style-name="P1"><text:s text:c="2"/></text:p>
      <text:p text:style-name="P1"><text:s text:c="4"/>&lt;h2 id="defenitin"&gt;Definition&lt;/h2&gt;</text:p>
      <text:p text:style-name="P1"><text:s text:c="4"/>&lt;p&gt;</text:p>
      <text:p text:style-name="P1"><text:s text:c="4"/></text:p>
      <text:p text:style-name="P1"><text:s text:c="5"/>The cat or&lt;a target="_blank" href="https://en.wikipedia.org/wiki/Cat"&gt; domestic cat&lt;/a&gt; is a small carnivorous mammal. &lt;span class="p-color"&gt;It is the only domesticated species in the family &lt;em&gt;Felidae&lt;/em&gt;. The cat is either a house cat,&lt;br&gt; kept as a pet; or a feral cat, freely ranging and avoiding human contact.&lt;/span&gt; A house cat is valued by humans for companionship and for its ability&lt;br&gt; to hunt rodents.&lt;br&gt;</text:p>
      <text:p text:style-name="P1"><text:s text:c="5"/></text:p>
      <text:p text:style-name="P1">&lt;strong&gt;Lifespan:&lt;/strong&gt; 2 – 16 years (In the wild).&lt;br&gt;</text:p>
      <text:p text:style-name="P1"><text:s text:c="6"/>&lt;strong&gt;Family:&lt;/strong&gt; &lt;a target="_blank" href="https://en.wikipedia.org/wiki/Felidae"&gt;Felidae&lt;/a&gt;.&lt;br&gt;</text:p>
      <text:p text:style-name="P1">&lt;strong&gt;Gestation period:&lt;/strong&gt; 58 – 67 days.&lt;br&gt;</text:p>
      <text:p text:style-name="P1">&lt;strong&gt;Daily sleep:&lt;/strong&gt; 12 – 16 hours.&lt;br&gt;</text:p>
      <text:p text:style-name="P1">&lt;strong&gt;Kingdom:&lt;/strong&gt; Animalia.&lt;br&gt;</text:p>
      <text:p text:style-name="P1"><text:s text:c="6"/>&lt;strong&gt;Did you know:&lt;/strong&gt; Asian golden cats are known in &lt;a target="_blank" href="https://en.wikipedia.org/wiki/Thailand"&gt;Thailand&lt;/a&gt; and Myanmar as 'fire cats'.</text:p>
      <text:p text:style-name="P1"><text:s text:c="8"/></text:p>
      <text:p text:style-name="P1"><text:s text:c="4"/>&lt;/P&gt;</text:p>
      <text:p text:style-name="P1"><text:s text:c="4"/></text:p>
      <text:p text:style-name="P1"><text:s text:c="4"/>&lt;h2 id="Persian"&gt;Traditional Persian&lt;/h2&gt;</text:p>
      <text:p text:style-name="P1"><text:s text:c="4"/></text:p>
      <text:p text:style-name="P1"><text:s text:c="4"/>&lt;p id="tpersian"&gt; </text:p>
      <text:p text:style-name="P1"><text:s text:c="6"/>&lt;a target="_blank" href="http://www.warrenphotographic.co.uk/photography/bigs/15132-Ginger-and-Chinchilla-Persian-cats-white-background.jpg"&gt;</text:p>
      <text:p text:style-name="P1"><text:s text:c="8"/>&lt;img class="Float-right" src="http://www.warrenphotographic.co.uk/photography/bigs/15132-Ginger-and-Chinchilla-Persian-cats-white-background.jpg" alt="Persian Cat" width="300"&gt;</text:p>
      <text:p text:style-name="P1"><text:s text:c="8"/>&lt;/a&gt;</text:p>
      <text:p text:style-name="P1"><text:s text:c="6"/></text:p>
      <text:p text:style-name="P1"><text:s text:c="6"/>Traditional Persian is one of several names for a group of cats that are considered to be essentially the original&lt;br&gt; breed of &lt;a target="_blank" href="https://en.wikipedia.org/wiki/Persian_cat"&gt;Persian&lt;/a&gt; cat, before the variety was selectively bred to have extreme features.&lt;br&gt; Other everyday usage names are: Doll Face Persian, Classic Persian, Old Fashioned Persian, Long-nosed&lt;br&gt; Persian, Old-style Longhair, Traditional Longhair and Original Longhair.&lt;br&gt;</text:p>
      <text:p text:style-name="P1"/>
      <text:p text:style-name="P1"><text:s text:c="6"/>The physical appearance of this &lt;a target="_blank" href="https://en.wikipedia.org/wiki/Cat"&gt;domestic&lt;/a&gt; cat breed barely changed when compared to photos dating back to the late 1800s. However, since some breeders in the United States and other <text:soft-page-break/>parts of the world introduced the brachycephalic mutation into the breed, the short nose and clear break became shorter and higher.&lt;br&gt; This resulted in the modification of the original Persian breed standard so that modern show quality Persians must have peke-faces.&lt;br&gt; This resulted in the breed disappearing from cat shows.</text:p>
      <text:p text:style-name="P1"/>
      <text:p text:style-name="P1">However, this older form of Persian cat is immortalized in popular films like You Only&lt;br&gt; Live Twice, Enter the Dragon, and (briefly) &lt;a target="_blank" href="https://en.wikipedia.org/wiki/Austin_Powers"&gt;the Austin Powers movie franchise&lt;/a&gt; (which otherwise showcases the Sphynx breed).</text:p>
      <text:p text:style-name="P1"><text:s text:c="6"/></text:p>
      <text:p text:style-name="P1"><text:s text:c="4"/>&lt;/p&gt;</text:p>
      <text:p text:style-name="P1"><text:s text:c="4"/></text:p>
      <text:p text:style-name="P1"><text:s text:c="4"/>&lt;h2 id="Russian"&gt;Russian Blue&lt;/h2&gt;</text:p>
      <text:p text:style-name="P1"><text:s text:c="4"/>&lt;p&gt;</text:p>
      <text:p text:style-name="P1"><text:s text:c="6"/>&lt;img class="Float-left" src="https://www.zooplus.co.uk/magazine/CACHE_IMAGES/768/content/uploads/2018/03/russian-blue.jpg" alt="Russian Blue Cat" width="300"&gt;</text:p>
      <text:p text:style-name="P1"><text:s text:c="6"/>The Russian Blue is a &lt;a target="_blank" href="https://en.wikipedia.org/wiki/List_of_cat_breeds#Breeds"&gt;cat breed&lt;/a&gt; that comes in colors varying from a light shimmering silver to a darker, slate grey.&lt;br&gt; They develop close bonds with their owners and are sought out as pets due to their personalities, beauty and coat.&lt;br&gt; It is their short, dense coat which has been the hallmark of the Russian breed for more than a century.&lt;br&gt; The dense coat stands out from the body and one can draw patterns in the coat that will stay until one smoothes them out again. They are also considered to be hypoallergenic.</text:p>
      <text:p text:style-name="P1"><text:s text:c="4"/>&lt;/p&gt;</text:p>
      <text:p text:style-name="P1"><text:s text:c="4"/>&lt;br&gt;</text:p>
      <text:p text:style-name="P1"><text:s text:c="3"/></text:p>
      <text:p text:style-name="P1"><text:s text:c="4"/>&lt;h2 id="Peterbald"&gt;Peterbald&lt;/h2&gt;</text:p>
      <text:p text:style-name="P1"><text:s text:c="4"/>&lt;p&gt;</text:p>
      <text:p text:style-name="P1"><text:s text:c="6"/>&lt;img class="Float-right" src="https://www.dogalize.com/wp-content/uploads/2018/06/Peterbald-cat.jpg" alt="Peterbald" width="300"&gt;</text:p>
      <text:p text:style-name="P1"><text:s text:c="6"/>Peterbalds resemble &lt;a target="_blank" href="https://en.wikipedia.org/wiki/Oriental_Shorthair"&gt;Oriental Shorthairs&lt;/a&gt;. They have a hair-losing gene and can be born bald, flocked, velour, brush,&lt;br&gt; or with a straight coat. Those born with hair, excepting the straight-coats, can lose their hair over time.&lt;br&gt; They come in all colors and markings.</text:p>
      <text:p text:style-name="P1"/>
      <text:p text:style-name="P1">Members of the breed have a slim and muscular build. They have a narrow and long head with a straight profile, almond-shaped eyes, wedge-shaped muzzle, and large, set-apart ears.&lt;br&gt; They have a long whip-like tail, webbed feet and oval paws that allow them to grasp objects and open levered doorknobs.</text:p>
      <text:p text:style-name="P1"><text:s text:c="4"/>&lt;/p&gt;</text:p>
      <text:p text:style-name="P1"><text:s text:c="2"/></text:p>
      <text:p text:style-name="P1"><text:s text:c="4"/>&lt;h2 id="Savannah"&gt;Savannah cat&lt;/h2&gt;</text:p>
      <text:p text:style-name="P1"><text:s text:c="4"/>&lt;p&gt;</text:p>
      <text:p text:style-name="P1"><text:s text:c="6"/>&lt;img class="Float-left" src="https://static1.squarespace.com/static/53adb125e4b094aac18a8ee7/579fd6d103596ed4bfa0fa9e/57b28a1337c581c6e8587eeb/1471877245852/F1hybridsSavannahs-August+15%2C+2016-4.jpg" alt="Savannah Cat" width="300"&gt;</text:p>
      <text:p text:style-name="P1"><text:s text:c="6"/>A Savannah cat is a cross between a domestic cat and a &lt;a target="_blank" href="https://en.wikipedia.org/wiki/Serval"&gt;serval&lt;/a&gt;, a medium-sized, large-eared wild African cat.&lt;br&gt; The unusual cross became popular among breeders at the end of the 1990s, and in 2001 <text:soft-page-break/>The International Cat Association (TICA) accepted it as a new registered breed. In May 2012, TICA accepted it as a championship breed.</text:p>
      <text:p text:style-name="P1"/>
      <text:p text:style-name="P1"><text:s text:c="6"/>Judee Frank crossbred a male serval, belonging to Suzi Woods, with a </text:p>
      <text:p text:style-name="P1"><text:s text:c="6"/>&lt;a target="_blank" href="https://en.wikipedia.org/wiki/Siamese_cat"&gt;Siamese&lt;/a&gt; (domestic cat) to produce the first Savannah cat (named Savannah) on April 7, 1986. In 1996, Patrick Kelley and Joyce Sroufe wrote the original version of the Savannah breed standard and presented it to the board of &lt;a target="_blank" href="https://en.wikipedia.org/wiki/The_International_Cat_Association"&gt;The International Cat Association&lt;/a&gt;.&lt;br&gt; In 2001, the board accepted the breed for registration.</text:p>
      <text:p text:style-name="P1"><text:s text:c="4"/>&lt;/p&gt;</text:p>
      <text:p text:style-name="P1"><text:s text:c="4"/>&lt;h2 id="Scottish"&gt;Scottish Fold&lt;/h2&gt;</text:p>
      <text:p text:style-name="P1"><text:s text:c="4"/>&lt;p&gt;</text:p>
      <text:p text:style-name="P1"><text:s text:c="6"/>&lt;img class="Float-right" src="https://steemitimages.com/640x0/http://allaboutcat.org/wp-content/uploads/2015/12/Cat-Scottish-Fold-7.jpg" alt="Scottish Cat" width="300"&gt;</text:p>
      <text:p text:style-name="P1"><text:s text:c="6"/>The original Scottish Fold was a white barn cat named Susie, who was found at a farm near &lt;a target="_blank" href="https://en.wikipedia.org/wiki/Coupar_Angus"&gt;Coupar Angus&lt;/a&gt; in Perthshire, &lt;a target="_blank" href="https://en.wikipedia.org/wiki/Scotland"&gt;Scotland&lt;/a&gt;, in 1961. Susie's ears had an unusual fold in their middle, making her resemble an owl.&lt;br&gt; When Susie had kittens, two of them were born with folded ears, and one was acquired by William Ross,&lt;br&gt; a neighbouring farmer and cat-fancier. Ross registered the breed with the Governing Council of the Cat Fancy (GCCF) in &lt;a target="_blank" href="https://en.wikipedia.org/wiki/Great_Britain"&gt;Great Britain&lt;/a&gt; in 1966 and started to breed Scottish Fold kittens with the help of geneticist Pat Turner. The breeding program produced 76 kittens in the first three years—42 with folded ears and 34 with straight ears.&lt;br&gt; The conclusion from this was that the ear mutation is due to a simple dominant gene.</text:p>
      <text:p text:style-name="P1"/>
      <text:p text:style-name="P1">Susie's only reproducing offspring was a female Fold named&lt;br&gt; Sans who was also white; a second kitten was neutered shortly after birth. Three months after Sans' birth, Susie was killed by a car. All Scottish Fold cats share a common ancestry to Susie.</text:p>
      <text:p text:style-name="P1"><text:s text:c="4"/>&lt;/p&gt;</text:p>
      <text:p text:style-name="P1"><text:s text:c="4"/></text:p>
      <text:p text:style-name="P1"><text:s text:c="4"/>&lt;h2 id="British"&gt;British Shorthair&lt;/h2&gt;</text:p>
      <text:p text:style-name="P1"><text:s text:c="4"/>&lt;p&gt;</text:p>
      <text:p text:style-name="P1"><text:s text:c="6"/>&lt;img class="Float-left" src="https://www.pets4homes.co.uk/images/breeds/33/0f910a324140829ed23a1e5feed16200.jpg" alt="British Cat" width="300"&gt;</text:p>
      <text:p text:style-name="P1"><text:s text:c="6"/>The British Shorthair is the pedigreed version of the traditional British domestic &lt;a target="_blank" href="https://en.wikipedia.org/wiki/Cat"&gt;cat&lt;/a&gt;, with a distinctively chunky body, dense coat and broad face. The most familiar color variant is the "&lt;em&gt;British Blue&lt;/em&gt;", a solid blue-gray with copper eyes, medium tail, but the breed has also been developed in a wide range of other colours and patterns, including tabby and colorpoint.</text:p>
      <text:p text:style-name="P1"/>
      <text:p text:style-name="P1">It is one of the most ancient cat breeds known, probably originating from European domestic cats imported into Britain by the invading Romans in the &lt;a target="_blank" href="https://en.wikipedia.org/wiki/1st_century"&gt;first century AD&lt;/a&gt;.&lt;br&gt; In modern times, it remains the most popular pedigreed breed in its native country, as registered by the UK's &lt;a target="_blank" href="https://www.gccfcats.org/"&gt;Governing Council of the Cat Fancy (GCCF)&lt;/a&gt;.</text:p>
      <text:p text:style-name="P1"/>
      <text:p text:style-name="P1">The breed's good-natured appearance and relatively calm temperament make it a frequent media star, notably as the inspiration for John Tenniel's famous illustration of the Cheshire Cat from Alice <text:soft-page-break/>in Wonderland. The Cat Fanciers' Association profile reads: "When gracelessness is observed, the British Shorthair is duly embarrassed, quickly recovering with a 'Cheshire cat smile'”.</text:p>
      <text:p text:style-name="P1"><text:s text:c="4"/>&lt;/p&gt;</text:p>
      <text:p text:style-name="P1"><text:s text:c="4"/></text:p>
      <text:p text:style-name="P1"><text:s text:c="4"/>&lt;h2 id="Balinese"&gt;Balinese cat&lt;/h2&gt;</text:p>
      <text:p text:style-name="P1"><text:s text:c="4"/>&lt;p&gt;</text:p>
      <text:p text:style-name="P1"><text:s text:c="6"/>&lt;img class="Float-right" src="https://i1.wp.com/funnycutecats.net/wp-content/uploads/2018/10/Balinese-Cat-Cats-Breed-with-Hair-Apparent.jpg?fit=777%2C477&amp;ssl=1" alt="Balinese Cat" width="300"&gt;</text:p>
      <text:p text:style-name="P1"><text:s text:c="6"/>The Balinese is a long-haired breed of domestic cat with Siamese-style </text:p>
      <text:p text:style-name="P1"><text:s text:c="6"/>&lt;a target="_blank" href="https://en.wikipedia.org/wiki/Point_coloration"&gt;point coloration&lt;/a&gt; and sapphire-blue eyes.&lt;br&gt; The Balinese is also known as the purebred long-haired Siamese, since it originated as a natural mutation of that breed and hence is essentially the same cat with a medium-length silky coat and a distinctively plumed tail.</text:p>
      <text:p text:style-name="P1"/>
      <text:p text:style-name="P1">&lt;br&gt;As is the case with their short-haired counterparts, a genetic distinction is made between traditional or "old-style" and modern body types. In the American standard, color variants derived from the &lt;a target="_blank" href="https://en.wikipedia.org/wiki/Colorpoint_Shorthair"&gt;Colorpoint Shorthair&lt;/a&gt; are further considered a separate breed, known as the Javanese. There is no particular connection between these cats and the Indonesian islands of Bali and Java, from which they derive their names.</text:p>
      <text:p text:style-name="P1"/>
      <text:p text:style-name="P1">Like their Siamese ancestors, Balinese are sociable, vocal, playful and inquisitive, and an intelligent breed.</text:p>
      <text:p text:style-name="P1"><text:s text:c="4"/>&lt;/p&gt;</text:p>
      <text:p text:style-name="P1"><text:s text:c="4"/></text:p>
      <text:p text:style-name="P1"><text:s text:c="4"/>&lt;h2 id="Munchkin"&gt;Munchkin cat&lt;/h2&gt;</text:p>
      <text:p text:style-name="P1"><text:s text:c="4"/>&lt;p&gt;</text:p>
      <text:p text:style-name="P1"><text:s text:c="6"/>&lt;img class="Float-left" src="http://www.royalcanin.co.za/var/royalcanin/storage/images/breeds/cat-breeds/munchkin/22127296-15-eng-GB/munchkin.jpg" alt="Munchkin Cat" width="300"&gt;</text:p>
      <text:p text:style-name="P1"><text:s text:c="6"/>&lt;a target="_blank" href="https://en.wikipedia.org/wiki/Dwarf_cat"&gt;Short-legged&lt;/a&gt; cats have been documented a number of times around the world since the 1940s. A British veterinary report in 1944 noted four generations of healthy short-legged cats which were similar to normal cats except for the length of the legs. This line disappeared during the Second World War but other short-legged cats were spotted in Russia during 1956 and the United States in the 1970s.</text:p>
      <text:p text:style-name="P1"/>
      <text:p text:style-name="P1">In 1983, Sandra Hochenedel, a music teacher in &lt;a target="_blank" href="https://en.wikipedia.org/wiki/Louisiana"&gt;Louisiana&lt;/a&gt;, found two pregnant cats who had been chased under a truck by a bulldog.&lt;br&gt; She kept one of the cats and named her Blackberry and half of her kittens were born short-legged. Hochenedel gave a short-legged male kitten from one of Blackberry's litters to a friend, Kay LaFrance, and she named the kitten Toulouse. It is from Blackberry and Toulouse that today's Munchkin breed is descended.</text:p>
      <text:p text:style-name="P1"/>
      <text:p text:style-name="P1">Toulouse was an unneutered cat with outdoor access and after some time a population of stray short-legged cats started to form. Thinking that they might have a new breed, Hochenedel and LaFrance contacted Dr. Solveig Pflueger, a show judge, chairperson of The International Cat Association's (TICA) genetics committee and advisor to the Board of Directors. Together with Dr. David Biller, Head of Radiology at the College of Veterinary Medicine at Kansas State University, Pflueger conducted studies on the cats and determined that the short-legged trait has an &lt;a target="_blank" href="https://en.wikipedia.org/wiki/Dominance_(genetics)"&gt;autosomal dominant&lt;/a&gt; mode of inheritance and that the cats did not appear to have any spinal problems <text:soft-page-break/>associated with those found in short-legged dog breeds such as the Corgi and Dachshund.</text:p>
      <text:p text:style-name="P1"><text:s text:c="4"/>&lt;/p&gt;</text:p>
      <text:p text:style-name="P1"><text:s text:c="4"/>&lt;h2 id="Himalayan"&gt;Himalayan cat&lt;/h2&gt;</text:p>
      <text:p text:style-name="P1"><text:s text:c="4"/>&lt;p&gt;</text:p>
      <text:p text:style-name="P1"><text:s text:c="6"/>&lt;img class="Float-right" src="https://vetstreet.brightspotcdn.com/dims4/default/b59d4b7/2147483647/thumbnail/645x380/quality/90/?url=https%3A%2F%2Fvetstreet-brightspot.s3.amazonaws.com%2Fca%2Ffe%2Fd59759594da1b16835f6743a274d%2FHimalayan-AP-07LB1U-645sm3614.jpg" alt="Himalayan Cat" width="300"&gt;</text:p>
      <text:p text:style-name="P1"><text:s text:c="6"/>&lt;span class="p-color"&gt;The Himalayan (a.k.a. Himalayan &lt;a target="_blank" href="https://en.wikipedia.org/wiki/Persian_cat"&gt;Persian&lt;/a&gt;, or Colourpoint Persian as it is commonly referred to in Europe), is a breed or sub-breed of long-haired cat identical in type to the Persian, with the exception of its blue eyes and its </text:p>
      <text:p text:style-name="P1"><text:s text:c="6"/>&lt;a target="_blank" href="https://en.wikipedia.org/wiki/Point_coloration"&gt;point colouration&lt;/a&gt;, which were derived from crossing the Persian with the Siamese. Some registries may classify the Himalayan as a long-haired sub-breed of Siamese, or a colorpoint sub-breed of Persian.&lt;/span&gt; &lt;br&gt;The &lt;a target="_blank" href="https://en.wikipedia.org/wiki/World_Cat_Federation"&gt;World Cat Federation&lt;/a&gt; has merged them with the Colorpoint Shorthair and Javanese into a single breed, the Colorpoint.</text:p>
      <text:p text:style-name="P1"><text:s text:c="4"/>&lt;/p&gt;</text:p>
      <text:p text:style-name="P1"><text:s text:c="4"/></text:p>
      <text:p text:style-name="P1"><text:s text:c="4"/>&lt;h2 id="Japanese"&gt;Japanese Bobtail&lt;/h2&gt;</text:p>
      <text:p text:style-name="P1"><text:s text:c="4"/>&lt;p&gt;</text:p>
      <text:p text:style-name="P1"><text:s text:c="6"/>&lt;img class="Float-left" src="http://d3mh1kst965mlb.cloudfront.net/wp-content/uploads/2015/07/japanese-bobtail2.jpg" alt="Japanese Bobtail" width="300"&gt;</text:p>
      <text:p text:style-name="P1"><text:s text:c="6"/>The &lt;a target="_blank" href="https://en.wikipedia.org/wiki/Japanese_Bobtail"&gt;Japanese Bobtail&lt;/a&gt; is a breed of domestic cat with an unusual "bobbed" tail more closely resembling the tail of a &lt;a target="_blank" href="https://en.wikipedia.org/wiki/Rabbit"&gt;rabbit&lt;/a&gt; than that of other cats. The variety is native to Japan and Southeast Asia, though it is now found throughout the world. The breed has been known in Japan for centuries, and it frequently appears in traditional folklore and art.</text:p>
      <text:p text:style-name="P1"/>
      <text:p text:style-name="P1">As in most other breeds, Japanese Bobtails may have almost any color (or colors, arranged in any number of patterns). Predominantly-white &lt;a target="_blank" href="https://en.wikipedia.org/wiki/Calico_cat"&gt;calicoes&lt;/a&gt; (三毛 mi-ke, literally 'triple-hair') are especially favored by the Japanese and by cat fanciers, and strongly represented in folklore, though other colorations are also accepted by breed standards.</text:p>
      <text:p text:style-name="P1"><text:s text:c="4"/>&lt;/p&gt;</text:p>
      <text:p text:style-name="P1"><text:s text:c="4"/></text:p>
      <text:p text:style-name="P1"><text:s text:c="4"/>&lt;h2 id="Minuet"&gt;Minuet cat&lt;/h2&gt;</text:p>
      <text:p text:style-name="P1"><text:s text:c="4"/>&lt;p&gt;</text:p>
      <text:p text:style-name="P1"><text:s text:c="6"/>&lt;img class="Float-right" src="https://www.dogalize.com/wp-content/uploads/2017/03/minuet-cat.jpg" alt="Napoleon Cat" width="300"&gt;</text:p>
      <text:p text:style-name="P1"><text:s text:c="6"/>The &lt;a target="_blank" href="https://en.wikipedia.org/wiki/Napoleon"&gt;Napoleon&lt;/a&gt; cat (also known as the Minuet) is a recent breed, categorized by &lt;a target="_blank" href="https://en.wikipedia.org/wiki/The_International_Cat_Association"&gt;The International Cat Association (TICA)&lt;/a&gt; as a domestic hybrid breed, "a breed developed from a deliberate cross between two existing domestic breeds, incorporating characteristics of both parental breeds into the new breed."&lt;br&gt; The two breeds from which make this cat are the Munchkin and the Persian. According to TICA’s official standard for the Minuet, these breeds represent the only permissible outcrosses one may use to create the Napoleon.&lt;br&gt; This includes the combinations Minuet X Minuet, Minuet X Munchkin, and Minuet X a member of the Persian breeds (including Persians, <text:soft-page-break/>Himalayans and &lt;a target="_blank" href="https://en.wikipedia.org/wiki/Exotic_Shorthair"&gt;Exotic Shorthairs&lt;/a&gt;. Napoleons come in both long-haired and short-haired varieties.</text:p>
      <text:p text:style-name="P1"><text:s text:c="2"/>&lt;/p&gt;</text:p>
      <text:p text:style-name="P1"><text:s text:c="6"/>&lt;br&gt;</text:p>
      <text:p text:style-name="P1"><text:s text:c="6"/>&lt;br&gt;</text:p>
      <text:p text:style-name="P1"><text:s text:c="6"/></text:p>
      <text:p text:style-name="P1"><text:s text:c="6"/>And here we have more kindes of the cat:</text:p>
      <text:p text:style-name="P1"><text:s text:c="6"/>&lt;table id="table"&gt;</text:p>
      <text:p text:style-name="P1"><text:s text:c="4"/>&lt;thead&gt;</text:p>
      <text:p text:style-name="P1"><text:s text:c="6"/>&lt;tr&gt;</text:p>
      <text:p text:style-name="P1"><text:s text:c="8"/>&lt;th&gt;Names&lt;/th&gt;</text:p>
      <text:p text:style-name="P1"><text:s text:c="8"/>&lt;th&gt;Origine&lt;/th&gt;</text:p>
      <text:p text:style-name="P1"><text:s text:c="8"/>&lt;th&gt;Classification&lt;/th&gt;</text:p>
      <text:p text:style-name="P1"><text:s text:c="8"/>&lt;th&gt;Rank&lt;/th&gt;</text:p>
      <text:p text:style-name="P1"><text:s text:c="6"/>&lt;/tr&gt;</text:p>
      <text:p text:style-name="P1"><text:s text:c="4"/>&lt;/thead&gt;</text:p>
      <text:p text:style-name="P1"><text:s text:c="4"/>&lt;tbody&gt;</text:p>
      <text:p text:style-name="P1"><text:s text:c="6"/>&lt;tr&gt;</text:p>
      <text:p text:style-name="P1"><text:s text:c="8"/>&lt;td&gt;&lt;a href="https://en.wikipedia.org/wiki/Siamese_cat" target="_blank"&gt;Siamese cat&lt;/a&gt;&lt;/td&gt;</text:p>
      <text:p text:style-name="P1"><text:s text:c="8"/>&lt;td&gt;Thailand&lt;/td&gt;</text:p>
      <text:p text:style-name="P1"><text:s text:c="8"/>&lt;td&gt;cat&lt;/td&gt;</text:p>
      <text:p text:style-name="P1"><text:s text:c="8"/>&lt;td&gt;breed&lt;/td&gt;</text:p>
      <text:p text:style-name="P1"><text:s text:c="6"/>&lt;/tr&gt;</text:p>
      <text:p text:style-name="P1"><text:s text:c="6"/>&lt;tr&gt;</text:p>
      <text:p text:style-name="P1"><text:s text:c="7"/>&lt;td&gt;&lt;a href="https://en.wikipedia.org/wiki/Maine_Coon" target="_blank"&gt;Maine Coon&lt;/a&gt;&lt;/td&gt;</text:p>
      <text:p text:style-name="P1"><text:s text:c="8"/>&lt;td&gt; Maine, USA&lt;/td&gt;</text:p>
      <text:p text:style-name="P1"><text:s text:c="8"/>&lt;td&gt;cat&lt;/td&gt;</text:p>
      <text:p text:style-name="P1"><text:s text:c="8"/>&lt;td&gt;breed&lt;/td&gt; </text:p>
      <text:p text:style-name="P1"><text:s text:c="6"/>&lt;/tr&gt;</text:p>
      <text:p text:style-name="P1"><text:s text:c="6"/>&lt;tr&gt;</text:p>
      <text:p text:style-name="P1"><text:s text:c="7"/>&lt;td&gt;&lt;a href="https://en.wikipedia.org/wiki/Sphynx_cat" target="_blank"&gt;Sphynx cat&lt;/a&gt;&lt;/td&gt;</text:p>
      <text:p text:style-name="P1"><text:s text:c="8"/>&lt;td&gt;Toronto, Canada&lt;/td&gt;</text:p>
      <text:p text:style-name="P1"><text:s text:c="8"/>&lt;td&gt;cat&lt;/td&gt;</text:p>
      <text:p text:style-name="P1"><text:s text:c="8"/>&lt;td&gt;breed&lt;/td&gt; </text:p>
      <text:p text:style-name="P1"><text:s text:c="6"/>&lt;/tr&gt;</text:p>
      <text:p text:style-name="P1"><text:s text:c="6"/>&lt;tr&gt;</text:p>
      <text:p text:style-name="P1"><text:s text:c="8"/>&lt;td&gt;&lt;a href="https://en.wikipedia.org/wiki/Norwegian_Forest_cat" target="_blank"&gt;Norwegian Forest cat&lt;/a&gt;&lt;/td&gt;</text:p>
      <text:p text:style-name="P1"><text:s text:c="8"/>&lt;td&gt;Norway&lt;/td&gt;</text:p>
      <text:p text:style-name="P1"><text:s text:c="8"/>&lt;td&gt;cat&lt;/td&gt;</text:p>
      <text:p text:style-name="P1"><text:s text:c="8"/>&lt;td&gt;breed&lt;/td&gt;</text:p>
      <text:p text:style-name="P1"><text:s text:c="6"/>&lt;/tr&gt;</text:p>
      <text:p text:style-name="P1"><text:s text:c="6"/>&lt;tr&gt;</text:p>
      <text:p text:style-name="P1"><text:s text:c="8"/>&lt;td&gt;&lt;a href="https://en.wikipedia.org/wiki/Abyssinian_cat" target="_blank"&gt;Abyssinian cat&lt;/a&gt;&lt;/td&gt;</text:p>
      <text:p text:style-name="P1"><text:s text:c="8"/>&lt;td&gt;Egypt&lt;/td&gt;</text:p>
      <text:p text:style-name="P1"><text:s text:c="8"/>&lt;td&gt;cat&lt;/td&gt;</text:p>
      <text:p text:style-name="P1"><text:s text:c="8"/>&lt;td&gt;breed&lt;/td&gt;</text:p>
      <text:p text:style-name="P1"><text:s text:c="6"/>&lt;/tr&gt;</text:p>
      <text:p text:style-name="P1"><text:s text:c="6"/>&lt;tr&gt;</text:p>
      <text:p text:style-name="P1"><text:soft-page-break/><text:s text:c="8"/>&lt;td&gt;&lt;a href="https://en.wikipedia.org/wiki/Bengal_cat" target="_blank"&gt;Bengal cat&lt;/a&gt;&lt;/td&gt;</text:p>
      <text:p text:style-name="P1"><text:s text:c="8"/>&lt;td&gt;USA&lt;/td&gt;</text:p>
      <text:p text:style-name="P1"><text:s text:c="8"/>&lt;td&gt;cat&lt;/td&gt;</text:p>
      <text:p text:style-name="P1"><text:s text:c="8"/>&lt;td&gt;breed&lt;/td&gt;</text:p>
      <text:p text:style-name="P1"><text:s text:c="6"/>&lt;/tr&gt;</text:p>
      <text:p text:style-name="P1"><text:s text:c="4"/>&lt;/tbody&gt;</text:p>
      <text:p text:style-name="P1"><text:s text:c="2"/>&lt;/table&gt;</text:p>
      <text:p text:style-name="P1"/>
      <text:p text:style-name="P1"><text:s text:c="2"/>&lt;/div&gt; <text:s text:c="2"/></text:p>
      <text:p text:style-name="P1">&lt;/body&gt;</text:p>
      <text:p text:style-name="P1">&lt;/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6S</meta:editing-duration>
    <meta:editing-cycles>3</meta:editing-cycles>
    <meta:generator>LibreOffice/5.3.1.2$Windows_X86_64 LibreOffice_project/e80a0e0fd1875e1696614d24c32df0f95f03deb2</meta:generator>
    <dc:date>2019-03-24T01:05:25.164000000</dc:date>
    <meta:document-statistic meta:table-count="0" meta:image-count="0" meta:object-count="0" meta:page-count="8" meta:paragraph-count="217" meta:word-count="2011" meta:character-count="18391" meta:non-whitespace-character-count="15610"/>
    <meta:user-defined meta:name="Info 1"/>
    <meta:user-defined meta:name="Info 2"/>
    <meta:user-defined meta:name="Info 3"/>
    <meta:user-defined meta:name="Info 4"/>
  </office:meta>
</office:document-meta>
</file>